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cc43" officeooo:paragraph-rsid="0009cc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erlänge</text:p>
      <text:p text:style-name="P1"/>
      <text:p text:style-name="P1">zu technisch für Geoderma?</text:p>
      <text:p text:style-name="P1"/>
      <text:p text:style-name="P1"><text:s/>Slope debris oder hillside debris oder hillslope debris</text:p>
      <text:p text:style-name="P1"/>
      <text:p text:style-name="P1">Kalklehme rezent mit Kalkbraunlehm</text:p>
      <text:p text:style-name="P1"/>
      <text:p text:style-name="P1">Thalheimer Daten? Man verliert halt sonst geologie-punkte</text:p>
      <text:p text:style-name="P1"/>
      <text:p text:style-name="P1">Klassifikation?</text:p>
      <text:p text:style-name="P1"/>
      <text:p text:style-name="P1">Ground moraine → tabell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08:18:51.366308166</meta:creation-date>
    <dc:date>2017-04-07T09:22:53.865641617</dc:date>
    <meta:editing-duration>PT48M52S</meta:editing-duration>
    <meta:editing-cycles>1</meta:editing-cycles>
    <meta:document-statistic meta:table-count="0" meta:image-count="0" meta:object-count="0" meta:page-count="1" meta:paragraph-count="7" meta:word-count="29" meta:character-count="221" meta:non-whitespace-character-count="198"/>
    <meta:generator>LibreOffice/4.2.8.2$Linux_X86_64 LibreOffice_project/420m0$Build-2</meta:generator>
  </office:meta>
</office:document-meta>
</file>